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8da50" officeooo:paragraph-rsid="0008da50" style:font-weight-asian="bold" style:font-weight-complex="bold"/>
    </style:style>
    <style:style style:name="P2" style:family="paragraph" style:parent-style-name="Standard">
      <style:paragraph-properties fo:text-align="start" style:justify-single-word="false"/>
      <style:text-properties fo:font-weight="bold" officeooo:rsid="0008da50" officeooo:paragraph-rsid="0008da50" style:font-weight-asian="bold" style:font-weight-complex="bold"/>
    </style:style>
    <style:style style:name="P3" style:family="paragraph" style:parent-style-name="Standard">
      <style:paragraph-properties fo:text-align="start" style:justify-single-word="false"/>
      <style:text-properties fo:font-weight="normal" officeooo:rsid="0008da50" officeooo:paragraph-rsid="0008da50" style:font-weight-asian="normal" style:font-weight-complex="normal"/>
    </style:style>
    <style:style style:name="P4" style:family="paragraph" style:parent-style-name="Standard">
      <style:paragraph-properties fo:text-align="center" style:justify-single-word="false"/>
      <style:text-properties fo:font-size="15pt" fo:font-weight="bold" officeooo:rsid="0008da50" officeooo:paragraph-rsid="0008da50" style:font-size-asian="15pt" style:font-weight-asian="bold" style:font-size-complex="15pt" style:font-weight-complex="bold"/>
    </style:style>
    <style:style style:name="P5" style:family="paragraph" style:parent-style-name="Standard" style:list-style-name="L1">
      <style:paragraph-properties fo:text-align="start" style:justify-single-word="false"/>
      <style:text-properties fo:font-weight="bold" officeooo:rsid="0008da50" officeooo:paragraph-rsid="0008da50" style:font-weight-asian="bold" style:font-weight-complex="bold"/>
    </style:style>
    <style:style style:name="P6" style:family="paragraph" style:parent-style-name="Standard" style:list-style-name="L1">
      <style:paragraph-properties fo:text-align="start" style:justify-single-word="false"/>
      <style:text-properties fo:font-weight="normal" officeooo:rsid="0008da50" officeooo:paragraph-rsid="0008da50"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08da50" officeooo:paragraph-rsid="000997ea" style:font-weight-asian="normal" style:font-weight-complex="normal"/>
    </style:style>
    <style:style style:name="P8" style:family="paragraph" style:parent-style-name="Standard">
      <style:paragraph-properties fo:text-align="start" style:justify-single-word="false"/>
      <style:text-properties fo:font-weight="normal" officeooo:rsid="0008da50" officeooo:paragraph-rsid="000997ea" style:font-weight-asian="normal" style:font-weight-complex="normal"/>
    </style:style>
    <style:style style:name="P9" style:family="paragraph" style:parent-style-name="Standard">
      <style:paragraph-properties fo:text-align="start" style:justify-single-word="false"/>
      <style:text-properties fo:font-weight="normal" officeooo:rsid="000997ea" officeooo:paragraph-rsid="0008da50" style:font-weight-asian="normal" style:font-weight-complex="normal"/>
    </style:style>
    <style:style style:name="P10" style:family="paragraph" style:parent-style-name="Standard" style:list-style-name="L1">
      <style:paragraph-properties fo:text-align="start" style:justify-single-word="false"/>
      <style:text-properties fo:font-weight="normal" officeooo:rsid="000d6dab" officeooo:paragraph-rsid="000d6dab" style:font-weight-asian="normal" style:font-weight-complex="normal"/>
    </style:style>
    <style:style style:name="T1" style:family="text">
      <style:text-properties officeooo:rsid="000997ea"/>
    </style:style>
    <style:style style:name="T2" style:family="text">
      <style:text-properties fo:font-weight="bold" style:font-weight-asian="bold" style:font-weight-complex="bold"/>
    </style:style>
    <style:style style:name="T3" style:family="text">
      <style:text-properties fo:font-weight="bold" officeooo:rsid="000997ea" style:font-weight-asian="bold" style:font-weight-complex="bold"/>
    </style:style>
    <style:style style:name="T4" style:family="text">
      <style:text-properties officeooo:rsid="000ab909"/>
    </style:style>
    <style:style style:name="T5" style:family="text">
      <style:text-properties officeooo:rsid="000bde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valuation finale du projet ISN <text:span text:style-name="T4">2019-2020</text:span></text:p>
      <text:p text:style-name="P1"/>
      <text:p text:style-name="P1"/>
      <text:p text:style-name="P1"/>
      <text:p text:style-name="P1"/>
      <text:list xml:id="list1421879273" text:style-name="L1">
        <text:list-item>
          <text:p text:style-name="P5">Chaque groupe doit <text:s/>m’envoyer par mail avant le mercredi 20 mai dernier délai :</text:p>
        </text:list-item>
      </text:list>
      <text:p text:style-name="P2"/>
      <text:list xml:id="list182343680334150" text:continue-numbering="true" text:style-name="L1">
        <text:list-item>
          <text:list>
            <text:list-item>
              <text:p text:style-name="P6">Un <text:span text:style-name="T2">dossier typographié remis au format pdf </text:span>comportant entre 5 et 10 pages hors Annexes et structuré selon le plan ci-dessous <text:s/>(voir le dossier projet ci-joint d’Adrien Beaud promotion 2019 actuellement en PCSI au Parc) :</text:p>
              <text:list>
                <text:list-item>
                  <text:p text:style-name="P6">Enjeux et problématique du projet</text:p>
                </text:list-item>
                <text:list-item>
                  <text:p text:style-name="P6">Cahier des charges</text:p>
                </text:list-item>
                <text:list-item>
                  <text:p text:style-name="P6">Environnement de travail</text:p>
                </text:list-item>
                <text:list-item>
                  <text:p text:style-name="P6">Réalisation et planification du travail</text:p>
                </text:list-item>
                <text:list-item>
                  <text:p text:style-name="P6">Réalisation et développement</text:p>
                </text:list-item>
                <text:list-item>
                  <text:p text:style-name="P6">Validation et vérifications</text:p>
                </text:list-item>
                <text:list-item>
                  <text:p text:style-name="P6">Bilans et perpsectives</text:p>
                </text:list-item>
              </text:list>
            </text:list-item>
            <text:list-item>
              <text:p text:style-name="P6">Le <text:span text:style-name="T2">code source d</text:span><text:span text:style-name="T3">u </text:span><text:span text:style-name="T2">projet</text:span> écrit en langage Python et les éventuelles ressources (images) nécessaires à son exécution</text:p>
              <text:p text:style-name="P6"/>
            </text:list-item>
          </text:list>
        </text:list-item>
        <text:list-item>
          <text:p text:style-name="P6">Chaque élève passera un oral de contrôle le lundi 2<text:span text:style-name="T5">5</text:span> mai. </text:p>
          <text:p text:style-name="P7"><text:span text:style-name="T1">La présentation se déroule sur 30 minutes. <text:s/>Les 15 premières minutes sont découpées en trois présentations de 5 minutes : <text:s/>chaque membre du trinôme présente à tour de rôle une partie du projet. <text:s/>Ensuite je soumets à chaque élève quelques exercices à résoudre en 15 minutes. <text:s/>Les exercices proposés seront <text:s/>similaires (mais légèrement différents) de ceux listés sur cette page </text:span><text:a xlink:type="simple" xlink:href="https://frederic-junier.github.io/ISN/OralBac/Preparation-oral-bac-git.html" text:style-name="Internet_20_link" text:visited-style-name="Visited_20_Internet_20_Link"><text:span text:style-name="T1">https://frederic-junier.github.io/ISN/OralBac/Preparation-oral-bac-git.html</text:span></text:a><text:span text:style-name="T1">. Cet oral se déroulera sur la classe virtuelle ou en classe selon l’évolution de la situation. Dans le cas d’une classe virtuelle, je préciserai ultérieurement les modalités de résolution des exercices pour la seconde partie de l’oral (il pourrait s’agir de QCM sur Pronote).</text:span></text:p>
        </text:list-item>
      </text:list>
      <text:p text:style-name="P8"/>
      <text:list xml:id="list182343033173743" text:continue-numbering="true" text:style-name="L1">
        <text:list-item>
          <text:p text:style-name="P10">Barême prévu :</text:p>
          <text:list>
            <text:list-item>
              <text:p text:style-name="P10">Dossier projet : 8 <text:s/>points</text:p>
            </text:list-item>
            <text:list-item>
              <text:p text:style-name="P10">Présentation orale <text:s/>individuelle (5 minutes) : 6 points</text:p>
            </text:list-item>
            <text:list-item>
              <text:p text:style-name="P10">Réponses individuelles aux questions (15 minutes) : 6 points</text:p>
            </text:list-item>
          </text:list>
        </text:list-item>
      </text:list>
      <text:p text:style-name="P3"><text:s text:c="3"/></text:p>
      <text:p text:style-name="P3"/>
      <text:p text:style-name="P3"><text:s text:c="14"/></text:p>
      <text:p text:style-name="P9"/>
      <text:p text:style-name="P3"><text:s text:c="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42:16.197651335</meta:creation-date>
    <dc:date>2020-04-07T18:23:39.827892076</dc:date>
    <meta:editing-duration>PT6M17S</meta:editing-duration>
    <meta:editing-cycles>3</meta:editing-cycles>
    <meta:generator>LibreOffice/6.0.7.3$Linux_X86_64 LibreOffice_project/00m0$Build-3</meta:generator>
    <meta:document-statistic meta:table-count="0" meta:image-count="0" meta:object-count="0" meta:page-count="1" meta:paragraph-count="21" meta:word-count="257" meta:character-count="1623" meta:non-whitespace-character-count="1370"/>
  </office:meta>
</office:document-meta>
</file>